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utopia-std" svg:font-family="utopia-std,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rsid="00394206" officeooo:paragraph-rsid="003a3212" style:font-style-asian="italic" style:font-style-complex="italic"/>
    </style:style>
    <style:style style:name="P3" style:family="paragraph" style:parent-style-name="Standard">
      <style:text-properties fo:font-style="italic" officeooo:paragraph-rsid="00475ef4" style:font-style-asian="italic" style:font-style-complex="italic"/>
    </style:style>
    <style:style style:name="P4" style:family="paragraph" style:parent-style-name="Standard">
      <style:text-properties fo:color="#999999" loext:opacity="100%"/>
    </style:style>
    <style:style style:name="P5" style:family="paragraph" style:parent-style-name="Standard">
      <style:text-properties fo:color="#999999" loext:opacity="100%" officeooo:paragraph-rsid="001b908a"/>
    </style:style>
    <style:style style:name="P6" style:family="paragraph" style:parent-style-name="Standard">
      <style:text-properties fo:color="#999999" loext:opacity="100%" fo:font-style="italic" officeooo:rsid="001d80a7" officeooo:paragraph-rsid="001d80a7" style:font-style-asian="italic" style:font-style-complex="italic"/>
    </style:style>
    <style:style style:name="P7" style:family="paragraph" style:parent-style-name="Standard">
      <style:text-properties fo:color="#999999" loext:opacity="100%" fo:font-style="italic" officeooo:rsid="001f090d" officeooo:paragraph-rsid="001f090d" style:font-style-asian="italic" style:font-style-complex="italic"/>
    </style:style>
    <style:style style:name="P8" style:family="paragraph" style:parent-style-name="Standard">
      <style:text-properties fo:color="#999999" loext:opacity="100%" fo:font-style="italic" officeooo:rsid="0029c92f" officeooo:paragraph-rsid="0029c92f" style:font-style-asian="italic" style:font-style-complex="italic"/>
    </style:style>
    <style:style style:name="P9" style:family="paragraph" style:parent-style-name="Standard">
      <style:text-properties fo:color="#999999" loext:opacity="100%" fo:font-style="italic" officeooo:rsid="0022f6ef" officeooo:paragraph-rsid="0022f6ef" style:font-style-asian="italic" style:font-style-complex="italic"/>
    </style:style>
    <style:style style:name="P10" style:family="paragraph" style:parent-style-name="Standard">
      <style:text-properties fo:color="#999999" loext:opacity="100%" fo:font-style="italic" officeooo:rsid="002b9d8e" officeooo:paragraph-rsid="002b9d8e" style:font-style-asian="italic" style:font-style-complex="italic"/>
    </style:style>
    <style:style style:name="P11" style:family="paragraph" style:parent-style-name="Standard">
      <style:text-properties fo:color="#999999" loext:opacity="100%" fo:font-style="italic" officeooo:rsid="002f61bf" officeooo:paragraph-rsid="002f61bf" style:font-style-asian="italic" style:font-style-complex="italic"/>
    </style:style>
    <style:style style:name="P12" style:family="paragraph" style:parent-style-name="Standard">
      <style:text-properties fo:color="#999999" loext:opacity="100%" fo:font-style="italic" officeooo:rsid="0033888c" officeooo:paragraph-rsid="0033888c" style:font-style-asian="italic" style:font-style-complex="italic"/>
    </style:style>
    <style:style style:name="P13" style:family="paragraph" style:parent-style-name="Standard">
      <style:text-properties fo:color="#999999" loext:opacity="100%" fo:font-style="italic" officeooo:paragraph-rsid="0033888c" style:font-style-asian="italic" style:font-style-complex="italic"/>
    </style:style>
    <style:style style:name="P14" style:family="paragraph" style:parent-style-name="Standard">
      <style:text-properties fo:color="#999999" loext:opacity="100%" fo:font-style="italic" officeooo:rsid="00243cae" officeooo:paragraph-rsid="00243cae" style:font-style-asian="italic" style:font-style-complex="italic"/>
    </style:style>
    <style:style style:name="P15" style:family="paragraph" style:parent-style-name="Standard">
      <style:text-properties fo:color="#999999" loext:opacity="100%" fo:font-style="italic" officeooo:paragraph-rsid="00243cae" style:font-style-asian="italic" style:font-style-complex="italic"/>
    </style:style>
    <style:style style:name="P16" style:family="paragraph" style:parent-style-name="Standard">
      <style:text-properties fo:color="#999999" loext:opacity="100%" fo:font-style="italic" officeooo:rsid="0033f79f" style:font-style-asian="italic" style:font-style-complex="italic"/>
    </style:style>
    <style:style style:name="P17" style:family="paragraph" style:parent-style-name="Standard">
      <style:text-properties fo:color="#999999" loext:opacity="100%" fo:font-style="italic" officeooo:rsid="0033b5c8" officeooo:paragraph-rsid="0033b5c8" style:font-style-asian="italic" style:font-style-complex="italic"/>
    </style:style>
    <style:style style:name="P18" style:family="paragraph" style:parent-style-name="Standard">
      <style:text-properties fo:color="#999999" loext:opacity="100%" officeooo:paragraph-rsid="0029c92f"/>
    </style:style>
    <style:style style:name="P19" style:family="paragraph" style:parent-style-name="Standard">
      <style:text-properties fo:color="#999999" loext:opacity="100%" officeooo:rsid="0022f6ef" officeooo:paragraph-rsid="0022f6ef"/>
    </style:style>
    <style:style style:name="P20" style:family="paragraph" style:parent-style-name="Standard">
      <style:text-properties fo:color="#999999" loext:opacity="100%" officeooo:paragraph-rsid="0033888c"/>
    </style:style>
    <style:style style:name="P21" style:family="paragraph" style:parent-style-name="Standard">
      <style:text-properties fo:color="#999999" loext:opacity="100%" officeooo:rsid="001b908a" officeooo:paragraph-rsid="001b908a"/>
    </style:style>
    <style:style style:name="P22" style:family="paragraph" style:parent-style-name="Standard">
      <style:text-properties style:use-window-font-color="true" loext:opacity="0%" officeooo:rsid="001b908a" officeooo:paragraph-rsid="001b908a"/>
    </style:style>
    <style:style style:name="P23" style:family="paragraph" style:parent-style-name="Standard">
      <style:text-properties style:use-window-font-color="true" loext:opacity="0%" fo:language="pl" fo:country="PL" officeooo:rsid="00384015" officeooo:paragraph-rsid="00384015"/>
    </style:style>
    <style:style style:name="P24" style:family="paragraph" style:parent-style-name="Standard">
      <style:text-properties style:use-window-font-color="true" loext:opacity="0%" fo:language="pl" fo:country="PL" officeooo:rsid="00384015" officeooo:paragraph-rsid="003b6291"/>
    </style:style>
    <style:style style:name="P25" style:family="paragraph" style:parent-style-name="Standard">
      <style:text-properties style:use-window-font-color="true" loext:opacity="0%" fo:language="pl" fo:country="PL" fo:font-style="italic" officeooo:rsid="00394206" officeooo:paragraph-rsid="00384015" style:font-style-asian="italic" style:font-style-complex="italic"/>
    </style:style>
    <style:style style:name="P26" style:family="paragraph" style:parent-style-name="Standard">
      <style:text-properties style:use-window-font-color="true" loext:opacity="0%" fo:language="pl" fo:country="PL" fo:font-style="italic" officeooo:rsid="003a3212" officeooo:paragraph-rsid="003a3212" style:font-style-asian="italic" style:font-style-complex="italic"/>
    </style:style>
    <style:style style:name="P27" style:family="paragraph" style:parent-style-name="Standard">
      <style:text-properties style:use-window-font-color="true" loext:opacity="0%" fo:language="pl" fo:country="PL" fo:font-style="italic" officeooo:rsid="003e050c" officeooo:paragraph-rsid="003e050c" style:font-style-asian="italic" style:font-style-complex="italic"/>
    </style:style>
    <style:style style:name="P28" style:family="paragraph" style:parent-style-name="Standard">
      <style:text-properties style:use-window-font-color="true" loext:opacity="0%" fo:language="pl" fo:country="PL" fo:font-style="italic" fo:font-weight="bold" officeooo:rsid="00475ef4" officeooo:paragraph-rsid="00384015" style:font-style-asian="italic" style:font-weight-asian="bold" style:font-style-complex="italic" style:font-weight-complex="bold"/>
    </style:style>
    <style:style style:name="P29" style:family="paragraph" style:parent-style-name="Standard">
      <style:text-properties style:use-window-font-color="true" loext:opacity="0%" fo:language="pl" fo:country="PL" fo:font-style="italic" fo:font-weight="bold" officeooo:rsid="0045b2a3" officeooo:paragraph-rsid="00475ef4" style:font-style-asian="italic" style:font-weight-asian="bold" style:font-style-complex="italic" style:font-weight-complex="bold"/>
    </style:style>
    <style:style style:name="P30" style:family="paragraph" style:parent-style-name="Standard">
      <style:text-properties officeooo:paragraph-rsid="00444b13"/>
    </style:style>
    <style:style style:name="P31" style:family="paragraph" style:parent-style-name="Standard" style:list-style-name="L1">
      <style:text-properties fo:color="#999999" loext:opacity="100%"/>
    </style:style>
    <style:style style:name="P32" style:family="paragraph" style:parent-style-name="Standard" style:list-style-name="L1">
      <style:text-properties fo:color="#999999" loext:opacity="100%" officeooo:paragraph-rsid="001b908a"/>
    </style:style>
    <style:style style:name="P33" style:family="paragraph" style:parent-style-name="Standard" style:list-style-name="L2">
      <style:text-properties officeooo:paragraph-rsid="00384015"/>
    </style:style>
    <style:style style:name="P34" style:family="paragraph" style:parent-style-name="Standard" style:list-style-name="L2">
      <style:text-properties officeooo:rsid="00384015" officeooo:paragraph-rsid="00384015"/>
    </style:style>
    <style:style style:name="P35" style:family="paragraph" style:parent-style-name="Standard">
      <style:text-properties style:use-window-font-color="true" loext:opacity="0%" officeooo:rsid="001b908a" officeooo:paragraph-rsid="00495897"/>
    </style:style>
    <style:style style:name="P36" style:family="paragraph" style:parent-style-name="Standard">
      <style:text-properties style:use-window-font-color="true" loext:opacity="0%" officeooo:rsid="001b908a" officeooo:paragraph-rsid="001b908a"/>
    </style:style>
    <style:style style:name="P37" style:family="paragraph" style:parent-style-name="Standard">
      <style:text-properties style:use-window-font-color="true" loext:opacity="0%" officeooo:rsid="001b908a" officeooo:paragraph-rsid="004b6e68"/>
    </style:style>
    <style:style style:name="P38" style:family="paragraph" style:parent-style-name="Standard">
      <style:text-properties style:use-window-font-color="true" loext:opacity="0%" officeooo:rsid="004b6e68" officeooo:paragraph-rsid="004b6e68"/>
    </style:style>
    <style:style style:name="P39" style:family="paragraph" style:parent-style-name="Standard">
      <style:text-properties style:use-window-font-color="true" loext:opacity="0%" fo:font-weight="bold" officeooo:rsid="004c0966" officeooo:paragraph-rsid="004c0966" style:font-weight-asian="bold" style:font-weight-complex="bold"/>
    </style:style>
    <style:style style:name="P40" style:family="paragraph" style:parent-style-name="Standard">
      <style:text-properties style:use-window-font-color="true" loext:opacity="0%" style:text-underline-style="solid" style:text-underline-width="auto" style:text-underline-color="font-color" fo:font-weight="bold" officeooo:rsid="004b6e68" officeooo:paragraph-rsid="004b6e68" style:font-weight-asian="bold" style:font-weight-complex="bold"/>
    </style:style>
    <style:style style:name="T1" style:family="text">
      <style:text-properties officeooo:rsid="00188882"/>
    </style:style>
    <style:style style:name="T2" style:family="text">
      <style:text-properties fo:font-weight="bold" style:font-weight-asian="bold" style:font-weight-complex="bold"/>
    </style:style>
    <style:style style:name="T3" style:family="text">
      <style:text-properties fo:font-weight="bold" officeooo:rsid="00188882" style:font-weight-asian="bold" style:font-weight-complex="bold"/>
    </style:style>
    <style:style style:name="T4" style:family="text">
      <style:text-properties fo:font-weight="bold" officeooo:rsid="004b6e68" style:font-weight-asian="bold" style:font-weight-complex="bold"/>
    </style:style>
    <style:style style:name="T5" style:family="text">
      <style:text-properties officeooo:rsid="001b908a" fo:background-color="#ffff00" loext:char-shading-value="0"/>
    </style:style>
    <style:style style:name="T6" style:family="text">
      <style:text-properties officeooo:rsid="001f090d"/>
    </style:style>
    <style:style style:name="T7" style:family="text">
      <style:text-properties fo:font-style="italic" style:font-style-asian="italic" style:font-style-complex="italic"/>
    </style:style>
    <style:style style:name="T8" style:family="text">
      <style:text-properties fo:font-style="italic" officeooo:rsid="00202751" style:font-style-asian="italic" style:font-style-complex="italic"/>
    </style:style>
    <style:style style:name="T9" style:family="text">
      <style:text-properties fo:font-style="italic" officeooo:rsid="0020788a" style:font-style-asian="italic" style:font-style-complex="italic"/>
    </style:style>
    <style:style style:name="T10" style:family="text">
      <style:text-properties fo:font-style="italic" officeooo:rsid="00221031" style:font-style-asian="italic" style:font-style-complex="italic"/>
    </style:style>
    <style:style style:name="T11" style:family="text">
      <style:text-properties fo:font-style="italic" officeooo:rsid="0022f6ef" style:font-style-asian="italic" style:font-style-complex="italic"/>
    </style:style>
    <style:style style:name="T12" style:family="text">
      <style:text-properties fo:font-style="italic" officeooo:rsid="00243cae" style:font-style-asian="italic" style:font-style-complex="italic"/>
    </style:style>
    <style:style style:name="T13" style:family="text">
      <style:text-properties fo:font-style="italic" officeooo:rsid="00273a5b" style:font-style-asian="italic" style:font-style-complex="italic"/>
    </style:style>
    <style:style style:name="T14" style:family="text">
      <style:text-properties fo:font-style="italic" officeooo:rsid="00282bde" style:font-style-asian="italic" style:font-style-complex="italic"/>
    </style:style>
    <style:style style:name="T15" style:family="text">
      <style:text-properties fo:font-style="italic" officeooo:rsid="0029c92f" style:font-style-asian="italic" style:font-style-complex="italic"/>
    </style:style>
    <style:style style:name="T16" style:family="text">
      <style:text-properties fo:font-style="italic" officeooo:rsid="00320249" style:font-style-asian="italic" style:font-style-complex="italic"/>
    </style:style>
    <style:style style:name="T17" style:family="text">
      <style:text-properties fo:font-style="italic" officeooo:rsid="0033b5c8" style:font-style-asian="italic" style:font-style-complex="italic"/>
    </style:style>
    <style:style style:name="T18" style:family="text">
      <style:text-properties fo:font-style="italic" officeooo:rsid="0033f79f"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d774b"/>
    </style:style>
    <style:style style:name="T21" style:family="text">
      <style:text-properties officeooo:rsid="003072af"/>
    </style:style>
    <style:style style:name="T22" style:family="text">
      <style:text-properties fo:language="pl" fo:country="PL" fo:font-style="italic" officeooo:rsid="00364de6" style:font-style-asian="italic" style:font-style-complex="italic"/>
    </style:style>
    <style:style style:name="T23" style:family="text">
      <style:text-properties fo:language="pl" fo:country="PL" fo:font-style="italic" officeooo:rsid="0036b1b0" style:font-style-asian="italic" style:font-style-complex="italic"/>
    </style:style>
    <style:style style:name="T24" style:family="text">
      <style:text-properties fo:language="pl" fo:country="PL" fo:font-style="italic" officeooo:rsid="00221031" style:font-style-asian="italic" style:font-style-complex="italic"/>
    </style:style>
    <style:style style:name="T25" style:family="text">
      <style:text-properties fo:language="pl" fo:country="PL" fo:font-style="italic" officeooo:rsid="0022f6ef" style:font-style-asian="italic" style:font-style-complex="italic"/>
    </style:style>
    <style:style style:name="T26" style:family="text">
      <style:text-properties style:use-window-font-color="true" loext:opacity="0%" fo:language="pl" fo:country="PL"/>
    </style:style>
    <style:style style:name="T27" style:family="text">
      <style:text-properties style:use-window-font-color="true" loext:opacity="0%" fo:language="pl" fo:country="PL" officeooo:rsid="00384015"/>
    </style:style>
    <style:style style:name="T28" style:family="text">
      <style:text-properties style:use-window-font-color="true" loext:opacity="0%" fo:language="pl" fo:country="PL" officeooo:rsid="00393f99"/>
    </style:style>
    <style:style style:name="T29" style:family="text">
      <style:text-properties style:use-window-font-color="true" loext:opacity="0%" fo:language="pl" fo:country="PL" officeooo:rsid="00394206"/>
    </style:style>
    <style:style style:name="T30" style:family="text">
      <style:text-properties style:use-window-font-color="true" loext:opacity="0%" fo:language="pl" fo:country="PL" officeooo:rsid="003a3212"/>
    </style:style>
    <style:style style:name="T31" style:family="text">
      <style:text-properties style:use-window-font-color="true" loext:opacity="0%" fo:language="pl" fo:country="PL" fo:font-weight="bold" officeooo:rsid="003a3212" style:font-weight-asian="bold" style:font-weight-complex="bold"/>
    </style:style>
    <style:style style:name="T32" style:family="text">
      <style:text-properties style:use-window-font-color="true" loext:opacity="0%" fo:language="pl" fo:country="PL" fo:font-weight="bold" officeooo:rsid="00475ef4" style:font-weight-asian="bold" style:font-weight-complex="bold"/>
    </style:style>
    <style:style style:name="T33" style:family="text">
      <style:text-properties style:use-window-font-color="true" loext:opacity="0%" fo:language="pl" fo:country="PL" officeooo:rsid="003b6291"/>
    </style:style>
    <style:style style:name="T34" style:family="text">
      <style:text-properties style:use-window-font-color="true" loext:opacity="0%" fo:language="pl" fo:country="PL" officeooo:rsid="003bc8e4"/>
    </style:style>
    <style:style style:name="T35" style:family="text">
      <style:text-properties style:use-window-font-color="true" loext:opacity="0%" fo:language="pl" fo:country="PL" fo:font-style="italic" officeooo:rsid="003bc8e4" style:font-style-asian="italic" style:font-style-complex="italic"/>
    </style:style>
    <style:style style:name="T36" style:family="text">
      <style:text-properties style:use-window-font-color="true" loext:opacity="0%" fo:language="pl" fo:country="PL" fo:font-style="italic" officeooo:rsid="003fd285" style:font-style-asian="italic" style:font-style-complex="italic"/>
    </style:style>
    <style:style style:name="T37" style:family="text">
      <style:text-properties style:use-window-font-color="true" loext:opacity="0%" fo:language="pl" fo:country="PL" fo:font-style="italic" officeooo:rsid="00415873" style:font-style-asian="italic" style:font-style-complex="italic"/>
    </style:style>
    <style:style style:name="T38" style:family="text">
      <style:text-properties style:use-window-font-color="true" loext:opacity="0%" fo:language="pl" fo:country="PL" fo:font-style="italic" officeooo:rsid="003b6291" style:font-style-asian="italic" style:font-style-complex="italic"/>
    </style:style>
    <style:style style:name="T39" style:family="text">
      <style:text-properties style:use-window-font-color="true" loext:opacity="0%" fo:language="pl" fo:country="PL" fo:font-style="italic" officeooo:rsid="004264b0" style:font-style-asian="italic" style:font-style-complex="italic"/>
    </style:style>
    <style:style style:name="T40" style:family="text">
      <style:text-properties style:use-window-font-color="true" loext:opacity="0%" fo:language="pl" fo:country="PL" fo:font-style="italic" officeooo:rsid="00432625" style:font-style-asian="italic" style:font-style-complex="italic"/>
    </style:style>
    <style:style style:name="T41" style:family="text">
      <style:text-properties style:use-window-font-color="true" loext:opacity="0%" fo:language="pl" fo:country="PL" fo:font-style="italic" officeooo:rsid="0045b2a3" style:font-style-asian="italic" style:font-style-complex="italic"/>
    </style:style>
    <style:style style:name="T42" style:family="text">
      <style:text-properties style:use-window-font-color="true" loext:opacity="0%" fo:language="pl" fo:country="PL" fo:font-style="italic" officeooo:rsid="00478915" style:font-style-asian="italic" style:font-style-complex="italic"/>
    </style:style>
    <style:style style:name="T43" style:family="text">
      <style:text-properties style:use-window-font-color="true" loext:opacity="0%" fo:language="pl" fo:country="PL" fo:font-style="italic" fo:font-weight="bold" officeooo:rsid="003fd285" style:font-style-asian="italic" style:font-weight-asian="bold" style:font-style-complex="italic" style:font-weight-complex="bold"/>
    </style:style>
    <style:style style:name="T44" style:family="text">
      <style:text-properties style:use-window-font-color="true" loext:opacity="0%" fo:language="pl" fo:country="PL" fo:font-style="italic" fo:font-weight="bold" officeooo:rsid="003bc8e4" style:font-style-asian="italic" style:font-weight-asian="bold" style:font-style-complex="italic" style:font-weight-complex="bold"/>
    </style:style>
    <style:style style:name="T45" style:family="text">
      <style:text-properties style:use-window-font-color="true" loext:opacity="0%" fo:language="pl" fo:country="PL" fo:font-style="italic" fo:font-weight="bold" officeooo:rsid="003e2d48" style:font-style-asian="italic" style:font-weight-asian="bold" style:font-style-complex="italic" style:font-weight-complex="bold"/>
    </style:style>
    <style:style style:name="T46" style:family="text">
      <style:text-properties style:use-window-font-color="true" loext:opacity="0%" fo:language="pl" fo:country="PL" fo:font-style="italic" fo:font-weight="bold" officeooo:rsid="00475ef4" style:font-style-asian="italic" style:font-weight-asian="bold" style:font-style-complex="italic" style:font-weight-complex="bold"/>
    </style:style>
    <style:style style:name="T47" style:family="text">
      <style:text-properties style:use-window-font-color="true" loext:opacity="0%" fo:language="pl" fo:country="PL" fo:font-style="italic" fo:font-weight="bold" officeooo:rsid="00478915" style:font-style-asian="italic" style:font-weight-asian="bold" style:font-style-complex="italic" style:font-weight-complex="bold"/>
    </style:style>
    <style:style style:name="T48" style:family="text">
      <style:text-properties style:use-window-font-color="true" loext:opacity="0%" fo:language="pl" fo:country="PL" officeooo:rsid="0045c1d9"/>
    </style:style>
    <style:style style:name="T49" style:family="text">
      <style:text-properties fo:font-variant="normal" fo:text-transform="none" style:use-window-font-color="true" loext:opacity="0%" style:text-position="0% 100%" fo:language="pl" fo:country="PL" style:text-underline-style="none" fo:font-weight="normal" officeooo:rsid="003bc8e4"/>
    </style:style>
    <style:style style:name="T50" style:family="text">
      <style:text-properties fo:font-variant="normal" fo:text-transform="none" style:use-window-font-color="true" loext:opacity="0%" style:text-position="0% 100%" fo:language="pl" fo:country="PL" style:text-underline-style="none" fo:font-weight="normal" officeooo:rsid="0045c1d9"/>
    </style:style>
    <style:style style:name="T51" style:family="text">
      <style:text-properties fo:font-variant="normal" fo:text-transform="none" style:text-position="0% 100%" style:text-underline-style="none" fo:font-weight="normal"/>
    </style:style>
    <style:style style:name="T52" style:family="text">
      <style:text-properties fo:font-variant="normal" fo:text-transform="none" fo:color="#000000" loext:opacity="100%" style:font-name="utopia-std" fo:font-size="12pt" fo:letter-spacing="normal" fo:language="pl" fo:country="PL" fo:font-style="normal" fo:font-weight="normal" officeooo:rsid="00432625" style:font-style-asian="italic" style:font-style-complex="italic"/>
    </style:style>
    <style:style style:name="T53" style:family="text">
      <style:text-properties fo:font-variant="normal" fo:text-transform="none" fo:color="#000000" loext:opacity="100%" style:font-name="utopia-std" fo:font-size="12pt" fo:letter-spacing="normal" fo:language="pl" fo:country="PL" fo:font-style="normal" style:text-underline-style="solid" style:text-underline-width="auto" style:text-underline-color="font-color" fo:font-weight="normal" officeooo:rsid="00432625" fo:background-color="#e5e6e7" loext:char-shading-value="0" style:font-style-asian="italic" style:font-style-complex="italic"/>
    </style:style>
    <style:style style:name="T54" style:family="text">
      <style:text-properties fo:font-variant="normal" fo:text-transform="none" fo:color="#000000" loext:opacity="100%" fo:letter-spacing="normal" fo:language="pl" fo:country="PL" fo:font-style="italic" officeooo:rsid="00432625" style:font-style-asian="italic" style:font-style-complex="italic"/>
    </style:style>
    <style:style style:name="T55" style:family="text">
      <style:text-properties officeooo:rsid="00495897"/>
    </style:style>
    <style:style style:name="T56" style:family="text">
      <style:text-properties officeooo:rsid="00499697"/>
    </style:style>
    <style:style style:name="T57" style:family="text">
      <style:text-properties officeooo:rsid="004a99a6"/>
    </style:style>
    <style:style style:name="T58" style:family="text">
      <style:text-properties officeooo:rsid="004b6e68"/>
    </style:style>
    <style:style style:name="T59" style:family="text">
      <style:text-properties style:text-underline-style="solid" style:text-underline-width="auto" style:text-underline-color="font-color" fo:font-weight="bold" officeooo:rsid="004b6e68" style:font-weight-asian="bold" style:font-weight-complex="bold"/>
    </style:style>
    <style:style style:name="T60" style:family="text">
      <style:text-properties officeooo:rsid="004c09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p:</text:p>
      <text:list xml:id="list4128320220" text:style-name="L1">
        <text:list-item>
          <text:p text:style-name="P32">Succession – understudied and not well understood </text:p>
          <text:list>
            <text:list-item>
              <text:p text:style-name="P32"><text:span text:style-name="T5">(1)</text:span>. Important for the future</text:p>
            </text:list-item>
          </text:list>
        </text:list-item>
      </text:list>
      <text:p text:style-name="P5"/>
      <text:p text:style-name="P6"><text:tab/>Intact tropical <text:span text:style-name="T2">rainforest</text:span> in 20<text:span text:style-name="T6">20</text:span> (5247415 of 9538022 square km<text:span text:style-name="T6">). Restoration is in its infancy due to a lack of understanding of the processes of this highly complex system.</text:span></text:p>
      <text:p text:style-name="P7">From a paper (The Structure, Distribution, and Biomass of the World's Forests): 1.354 Milions of hectares.</text:p>
      <text:p text:style-name="P18"><text:span text:style-name="T8"><text:tab/>We don’t know </text:span><text:span text:style-name="T22">what the leng term </text:span><text:span text:style-name="T8">consequences of the rainforest loss </text:span><text:span text:style-name="T22">can be</text:span><text:span text:style-name="T8">. The only way to offset the loss is through regeneration, </text:span><text:span text:style-name="T22">either spontaneous or managed</text:span><text:span text:style-name="T8">. But there are no good </text:span><text:span text:style-name="T9">solutions</text:span><text:span text:style-name="T8"> for engineered regeneration </text:span><text:reference-mark-start text:name="ZOTERO_ITEM CSL_CITATION {&quot;citationID&quot;:&quot;PBF1A2Lr&quot;,&quot;properties&quot;:{&quot;formattedCitation&quot;:&quot;(Hanbury-Brown, Ward, and Kueppers 2022)&quot;,&quot;plainCitation&quot;:&quot;(Hanbury-Brown, Ward, and Kueppers 2022)&quot;,&quot;noteIndex&quot;:0},&quot;citationItems&quot;:[{&quot;id&quot;:2420,&quot;uris&quot;:[&quot;http://zotero.org/users/1954708/items/96TCWCL2&quot;],&quot;itemData&quot;:{&quot;id&quot;:2420,&quot;type&quot;:&quot;article-journal&quot;,&quot;abstract&quot;:&quot;Earth system models must predict forest responses to global change in order to simulate future global climate, hydrology, and ecosystem dynamics. These models are increasingly adopting vegetation demographic approaches that explicitly represent tree growth, mortality, and recruitment, enabling advances in the projection of forest vulnerability and resilience, as well as evaluation with field data. To date, simulation of regeneration processes has received far less attention than simulation of processes that affect growth and mortality, in spite of their critical role maintaining forest structure, facilitating turnover in forest composition over space and time, enabling recovery from disturbance, and regulating climate-driven range shifts. Our critical review of regeneration process representations within current Earth system vegetation demographic models reveals the need to improve parameter values and algorithms for reproductive allocation, dispersal, seed survival and germination, environmental filtering in the seedling layer, and tree regeneration strategies adapted to wind, fire, and anthropogenic disturbance regimes. These improvements require synthesis of existing data, specific field data-collection protocols, and novel model algorithms compatible with global-scale simulations. Vegetation demographic models offer the opportunity to more fully integrate ecological understanding into Earth system prediction; regeneration processes need to be a critical part of the effort.&quot;,&quot;container-title&quot;:&quot;New Phytologist&quot;,&quot;DOI&quot;:&quot;10.1111/nph.18131&quot;,&quot;ISSN&quot;:&quot;1469-8137&quot;,&quot;issue&quot;:&quot;1&quot;,&quot;language&quot;:&quot;en&quot;,&quot;note&quot;:&quot;_eprint: https://onlinelibrary.wiley.com/doi/pdf/10.1111/nph.18131&quot;,&quot;page&quot;:&quot;20-40&quot;,&quot;source&quot;:&quot;Wiley Online Library&quot;,&quot;title&quot;:&quot;Forest regeneration within Earth system models: current process representations and ways forward&quot;,&quot;title-short&quot;:&quot;Forest regeneration within Earth system models&quot;,&quot;volume&quot;:&quot;235&quot;,&quot;author&quot;:[{&quot;family&quot;:&quot;Hanbury-Brown&quot;,&quot;given&quot;:&quot;Adam R.&quot;},{&quot;family&quot;:&quot;Ward&quot;,&quot;given&quot;:&quot;Rachel E.&quot;},{&quot;family&quot;:&quot;Kueppers&quot;,&quot;given&quot;:&quot;Lara M.&quot;}],&quot;issued&quot;:{&quot;date-parts&quot;:[[&quot;2022&quot;]]}}}],&quot;schema&quot;:&quot;https://github.com/citation-style-language/schema/raw/master/csl-citation.json&quot;} RNDF3IXypERMa"/><text:span text:style-name="T8">(Hanbury-Brown, Ward, and Kueppers 2022)</text:span><text:reference-mark-end text:name="ZOTERO_ITEM CSL_CITATION {&quot;citationID&quot;:&quot;PBF1A2Lr&quot;,&quot;properties&quot;:{&quot;formattedCitation&quot;:&quot;(Hanbury-Brown, Ward, and Kueppers 2022)&quot;,&quot;plainCitation&quot;:&quot;(Hanbury-Brown, Ward, and Kueppers 2022)&quot;,&quot;noteIndex&quot;:0},&quot;citationItems&quot;:[{&quot;id&quot;:2420,&quot;uris&quot;:[&quot;http://zotero.org/users/1954708/items/96TCWCL2&quot;],&quot;itemData&quot;:{&quot;id&quot;:2420,&quot;type&quot;:&quot;article-journal&quot;,&quot;abstract&quot;:&quot;Earth system models must predict forest responses to global change in order to simulate future global climate, hydrology, and ecosystem dynamics. These models are increasingly adopting vegetation demographic approaches that explicitly represent tree growth, mortality, and recruitment, enabling advances in the projection of forest vulnerability and resilience, as well as evaluation with field data. To date, simulation of regeneration processes has received far less attention than simulation of processes that affect growth and mortality, in spite of their critical role maintaining forest structure, facilitating turnover in forest composition over space and time, enabling recovery from disturbance, and regulating climate-driven range shifts. Our critical review of regeneration process representations within current Earth system vegetation demographic models reveals the need to improve parameter values and algorithms for reproductive allocation, dispersal, seed survival and germination, environmental filtering in the seedling layer, and tree regeneration strategies adapted to wind, fire, and anthropogenic disturbance regimes. These improvements require synthesis of existing data, specific field data-collection protocols, and novel model algorithms compatible with global-scale simulations. Vegetation demographic models offer the opportunity to more fully integrate ecological understanding into Earth system prediction; regeneration processes need to be a critical part of the effort.&quot;,&quot;container-title&quot;:&quot;New Phytologist&quot;,&quot;DOI&quot;:&quot;10.1111/nph.18131&quot;,&quot;ISSN&quot;:&quot;1469-8137&quot;,&quot;issue&quot;:&quot;1&quot;,&quot;language&quot;:&quot;en&quot;,&quot;note&quot;:&quot;_eprint: https://onlinelibrary.wiley.com/doi/pdf/10.1111/nph.18131&quot;,&quot;page&quot;:&quot;20-40&quot;,&quot;source&quot;:&quot;Wiley Online Library&quot;,&quot;title&quot;:&quot;Forest regeneration within Earth system models: current process representations and ways forward&quot;,&quot;title-short&quot;:&quot;Forest regeneration within Earth system models&quot;,&quot;volume&quot;:&quot;235&quot;,&quot;author&quot;:[{&quot;family&quot;:&quot;Hanbury-Brown&quot;,&quot;given&quot;:&quot;Adam R.&quot;},{&quot;family&quot;:&quot;Ward&quot;,&quot;given&quot;:&quot;Rachel E.&quot;},{&quot;family&quot;:&quot;Kueppers&quot;,&quot;given&quot;:&quot;Lara M.&quot;}],&quot;issued&quot;:{&quot;date-parts&quot;:[[&quot;2022&quot;]]}}}],&quot;schema&quot;:&quot;https://github.com/citation-style-language/schema/raw/master/csl-citation.json&quot;} RNDF3IXypERMa"/><text:span text:style-name="T8">. </text:span><text:span text:style-name="T22">Moreover we do not know exactly how to measure ecosystem functioning and how do</text:span><text:span text:style-name="T23">es it</text:span><text:span text:style-name="T22"> tie to </text:span><text:span text:style-name="T23">species richness and biomass</text:span><text:span text:style-name="T22">. </text:span><text:span text:style-name="T10">Restoration needs to have focus and many aspects of it were presented: carbon stocks, diversity, </text:span><text:span text:style-name="T24">funct</text:span><text:span text:style-name="T23">i</text:span><text:span text:style-name="T24">on</text:span><text:span text:style-name="T10"> </text:span><text:span text:style-name="T11">(carbon cycles, biodiversity and interactions)</text:span><text:span text:style-name="T10">. </text:span><text:span text:style-name="T11">It is difficult to</text:span><text:span text:style-name="T25"> </text:span><text:span text:style-name="T23">evaluate</text:span><text:span text:style-name="T25"> </text:span><text:span text:style-name="T11">ecosystem function</text:span><text:span text:style-name="T23">s and we dont know how they tie together to form a mature ecosystem (and what are the components of it)</text:span><text:span text:style-name="T11"> so we need to resort to proxies such a total biomass, number of plant species, interactions with other groups. </text:span><text:span text:style-name="T23">Some restoration activities were found to be </text:span><text:span text:style-name="T13">Studies from Sabah, Malaysia show that </text:span><text:span text:style-name="T11">’Adoption of restoration is constrained by costs and uncertainties over effectiveness’, at least in the field of recovering biomass restoration (planting, weeding, thinning) of actively logged tropical forest improves it 50% </text:span><text:reference-mark-start text:name="ZOTERO_ITEM CSL_CITATION {&quot;citationID&quot;:&quot;WOBhuquO&quot;,&quot;properties&quot;:{&quot;formattedCitation&quot;:&quot;(Philipson et al. 2020)&quot;,&quot;plainCitation&quot;:&quot;(Philipson et al. 2020)&quot;,&quot;noteIndex&quot;:0},&quot;citationItems&quot;:[{&quot;id&quot;:2418,&quot;uris&quot;:[&quot;http://zotero.org/users/1954708/items/BFSJFZZZ&quot;],&quot;itemData&quot;:{&quot;id&quot;:2418,&quot;type&quot;:&quot;article-journal&quot;,&quot;abstract&quot;:&quot;More than half of all tropical forests are degraded by human impacts, leaving them threatened with conversion to agricultural plantations and risking substantial biodiversity and carbon losses. Restoration could accelerate recovery of aboveground carbon density (ACD), but adoption of restoration is constrained by cost and uncertainties over effectiveness. We report a long-term comparison of ACD recovery rates between naturally regenerating and actively restored logged tropical forests. Restoration enhanced decadal ACD recovery by more than 50%, from 2.9 to 4.4 megagrams per hectare per year. This magnitude of response, coupled with modal values of restoration costs globally, would require higher carbon prices to justify investment in restoration. However, carbon prices required to fulfill the 2016 Paris climate agreement [$40 to $80 (USD) per tonne carbon dioxide equivalent] would provide an economic justification for tropical forest restoration.&quot;,&quot;container-title&quot;:&quot;Science&quot;,&quot;DOI&quot;:&quot;10.1126/science.aay4490&quot;,&quot;issue&quot;:&quot;6505&quot;,&quot;note&quot;:&quot;publisher: American Association for the Advancement of Science&quot;,&quot;page&quot;:&quot;838-841&quot;,&quot;source&quot;:&quot;science.org (Atypon)&quot;,&quot;title&quot;:&quot;Active restoration accelerates the carbon recovery of human-modified tropical forests&quot;,&quot;volume&quot;:&quot;369&quot;,&quot;author&quot;:[{&quot;family&quot;:&quot;Philipson&quot;,&quot;given&quot;:&quot;Christopher D.&quot;},{&quot;family&quot;:&quot;Cutler&quot;,&quot;given&quot;:&quot;Mark E. J.&quot;},{&quot;family&quot;:&quot;Brodrick&quot;,&quot;given&quot;:&quot;Philip G.&quot;},{&quot;family&quot;:&quot;Asner&quot;,&quot;given&quot;:&quot;Gregory P.&quot;},{&quot;family&quot;:&quot;Boyd&quot;,&quot;given&quot;:&quot;Doreen S.&quot;},{&quot;family&quot;:&quot;Moura Costa&quot;,&quot;given&quot;:&quot;Pedro&quot;},{&quot;family&quot;:&quot;Fiddes&quot;,&quot;given&quot;:&quot;Joel&quot;},{&quot;family&quot;:&quot;Foody&quot;,&quot;given&quot;:&quot;Giles M.&quot;},{&quot;family&quot;:&quot;Heijden&quot;,&quot;given&quot;:&quot;Geertje M. F.&quot;,&quot;non-dropping-particle&quot;:&quot;van der&quot;},{&quot;family&quot;:&quot;Ledo&quot;,&quot;given&quot;:&quot;Alicia&quot;},{&quot;family&quot;:&quot;Lincoln&quot;,&quot;given&quot;:&quot;Philippa R.&quot;},{&quot;family&quot;:&quot;Margrove&quot;,&quot;given&quot;:&quot;James A.&quot;},{&quot;family&quot;:&quot;Martin&quot;,&quot;given&quot;:&quot;Roberta E.&quot;},{&quot;family&quot;:&quot;Milne&quot;,&quot;given&quot;:&quot;Sol&quot;},{&quot;family&quot;:&quot;Pinard&quot;,&quot;given&quot;:&quot;Michelle A.&quot;},{&quot;family&quot;:&quot;Reynolds&quot;,&quot;given&quot;:&quot;Glen&quot;},{&quot;family&quot;:&quot;Snoep&quot;,&quot;given&quot;:&quot;Martijn&quot;},{&quot;family&quot;:&quot;Tangki&quot;,&quot;given&quot;:&quot;Hamzah&quot;},{&quot;family&quot;:&quot;Sau Wai&quot;,&quot;given&quot;:&quot;Yap&quot;},{&quot;family&quot;:&quot;Wheeler&quot;,&quot;given&quot;:&quot;Charlotte E.&quot;},{&quot;family&quot;:&quot;Burslem&quot;,&quot;given&quot;:&quot;David F. R. P.&quot;}],&quot;issued&quot;:{&quot;date-parts&quot;:[[&quot;2020&quot;,8,14]]}}}],&quot;schema&quot;:&quot;https://github.com/citation-style-language/schema/raw/master/csl-citation.json&quot;} RNDluUxx5fhao"/><text:span text:style-name="T11">(Philipson et al. 2020)</text:span><text:reference-mark-end text:name="ZOTERO_ITEM CSL_CITATION {&quot;citationID&quot;:&quot;WOBhuquO&quot;,&quot;properties&quot;:{&quot;formattedCitation&quot;:&quot;(Philipson et al. 2020)&quot;,&quot;plainCitation&quot;:&quot;(Philipson et al. 2020)&quot;,&quot;noteIndex&quot;:0},&quot;citationItems&quot;:[{&quot;id&quot;:2418,&quot;uris&quot;:[&quot;http://zotero.org/users/1954708/items/BFSJFZZZ&quot;],&quot;itemData&quot;:{&quot;id&quot;:2418,&quot;type&quot;:&quot;article-journal&quot;,&quot;abstract&quot;:&quot;More than half of all tropical forests are degraded by human impacts, leaving them threatened with conversion to agricultural plantations and risking substantial biodiversity and carbon losses. Restoration could accelerate recovery of aboveground carbon density (ACD), but adoption of restoration is constrained by cost and uncertainties over effectiveness. We report a long-term comparison of ACD recovery rates between naturally regenerating and actively restored logged tropical forests. Restoration enhanced decadal ACD recovery by more than 50%, from 2.9 to 4.4 megagrams per hectare per year. This magnitude of response, coupled with modal values of restoration costs globally, would require higher carbon prices to justify investment in restoration. However, carbon prices required to fulfill the 2016 Paris climate agreement [$40 to $80 (USD) per tonne carbon dioxide equivalent] would provide an economic justification for tropical forest restoration.&quot;,&quot;container-title&quot;:&quot;Science&quot;,&quot;DOI&quot;:&quot;10.1126/science.aay4490&quot;,&quot;issue&quot;:&quot;6505&quot;,&quot;note&quot;:&quot;publisher: American Association for the Advancement of Science&quot;,&quot;page&quot;:&quot;838-841&quot;,&quot;source&quot;:&quot;science.org (Atypon)&quot;,&quot;title&quot;:&quot;Active restoration accelerates the carbon recovery of human-modified tropical forests&quot;,&quot;volume&quot;:&quot;369&quot;,&quot;author&quot;:[{&quot;family&quot;:&quot;Philipson&quot;,&quot;given&quot;:&quot;Christopher D.&quot;},{&quot;family&quot;:&quot;Cutler&quot;,&quot;given&quot;:&quot;Mark E. J.&quot;},{&quot;family&quot;:&quot;Brodrick&quot;,&quot;given&quot;:&quot;Philip G.&quot;},{&quot;family&quot;:&quot;Asner&quot;,&quot;given&quot;:&quot;Gregory P.&quot;},{&quot;family&quot;:&quot;Boyd&quot;,&quot;given&quot;:&quot;Doreen S.&quot;},{&quot;family&quot;:&quot;Moura Costa&quot;,&quot;given&quot;:&quot;Pedro&quot;},{&quot;family&quot;:&quot;Fiddes&quot;,&quot;given&quot;:&quot;Joel&quot;},{&quot;family&quot;:&quot;Foody&quot;,&quot;given&quot;:&quot;Giles M.&quot;},{&quot;family&quot;:&quot;Heijden&quot;,&quot;given&quot;:&quot;Geertje M. F.&quot;,&quot;non-dropping-particle&quot;:&quot;van der&quot;},{&quot;family&quot;:&quot;Ledo&quot;,&quot;given&quot;:&quot;Alicia&quot;},{&quot;family&quot;:&quot;Lincoln&quot;,&quot;given&quot;:&quot;Philippa R.&quot;},{&quot;family&quot;:&quot;Margrove&quot;,&quot;given&quot;:&quot;James A.&quot;},{&quot;family&quot;:&quot;Martin&quot;,&quot;given&quot;:&quot;Roberta E.&quot;},{&quot;family&quot;:&quot;Milne&quot;,&quot;given&quot;:&quot;Sol&quot;},{&quot;family&quot;:&quot;Pinard&quot;,&quot;given&quot;:&quot;Michelle A.&quot;},{&quot;family&quot;:&quot;Reynolds&quot;,&quot;given&quot;:&quot;Glen&quot;},{&quot;family&quot;:&quot;Snoep&quot;,&quot;given&quot;:&quot;Martijn&quot;},{&quot;family&quot;:&quot;Tangki&quot;,&quot;given&quot;:&quot;Hamzah&quot;},{&quot;family&quot;:&quot;Sau Wai&quot;,&quot;given&quot;:&quot;Yap&quot;},{&quot;family&quot;:&quot;Wheeler&quot;,&quot;given&quot;:&quot;Charlotte E.&quot;},{&quot;family&quot;:&quot;Burslem&quot;,&quot;given&quot;:&quot;David F. R. P.&quot;}],&quot;issued&quot;:{&quot;date-parts&quot;:[[&quot;2020&quot;,8,14]]}}}],&quot;schema&quot;:&quot;https://github.com/citation-style-language/schema/raw/master/csl-citation.json&quot;} RNDluUxx5fhao"/><text:span text:style-name="T11">. - </text:span><text:span text:style-name="T12">Sabah Malaysia. </text:span><text:span text:style-name="T23">Restoration needs to be grounded in good understanding of a focal ecosystem. </text:span><text:span text:style-name="T13">We showed that </text:span><text:span text:style-name="T14">in pioneer stages of succession in PNG insects reduce plant biomass, but have significant effects on plant richness. </text:span><text:span text:style-name="T15">This indicates that biotic factors affect community assembly processes at pioneer stages of succession. </text:span></text:p>
      <text:p text:style-name="P8"/>
      <text:p text:style-name="P8">How does this pioneer stage translate to future mature forest <text:s/>however is not clear. From sparse notes in the literature we know that some initial assembly events may persist for decades potentially influencing local ecosystem properties. </text:p>
      <text:p text:style-name="P8"/>
      <text:p text:style-name="P18"><text:span text:style-name="T15">“Plant functional traits determine vegetation responses to environmental variatio</text:span><text:span text:style-name="T16">n” (Koven 2020 Biogeosciences, </text:span><text:span text:style-name="T15">Trait community composition is shaped by biotic interactions. How do traits of a species affect their success during succession is little understood.</text:span></text:p>
      <text:p text:style-name="P8"/>
      <text:p text:style-name="P19"><text:span text:style-name="T7">Models of recovery however, model biotic interactions in form of a constant inter-species competition between plant species, or outbrakes as random events. While this may be useful at a large scale, it may lead to wrong predictions at a local scale. Whether this approach is good is to be determined but the effect of biotic factors in form of </text:span><text:span text:style-name="T19">teasing apart their effects from the effects of plant competition</text:span><text:span text:style-name="T7"> may bring better explanations for some failed restoration attempts.</text:span></text:p>
      <text:p text:style-name="P9"/>
      <text:p text:style-name="P10">Is there a trait based modification of the competitive effects <text:span text:style-name="T20">in individual based models?</text:span></text:p>
      <text:p text:style-name="P10"/>
      <text:p text:style-name="P11">Moreover, how these mechanisms differ along <text:span text:style-name="T21">natural </text:span>environmental gradients <text:span text:style-name="T21">of precipitation and temperature </text:span>is unknown.</text:p>
      <text:p text:style-name="P11"/>
      <text:p text:style-name="P20"/>
      <text:list xml:id="list132340388581628" text:continue-numbering="true" text:style-name="L1">
        <text:list-item>
          <text:list>
            <text:list-item>
              <text:p text:style-name="P32"><text:span text:style-name="T5">(2)</text:span>. Pioneer stages of succession and later stages. Do we understand the connection? What can we say about more mature forests based on their pioneer stages?</text:p>
            </text:list-item>
          </text:list>
        </text:list-item>
      </text:list>
      <text:p text:style-name="P5"/>
      <text:p text:style-name="P12"><text:soft-page-break/>Forest dynamics are highly unpredictable, chaotic in the sence that small changes in the system’s components impact the end results. Knowing what influences intial stages of succession may help to increase predictability of the future regeneration models.</text:p>
      <text:p text:style-name="P13"/>
      <text:p text:style-name="P14">Effect of initial stages can be persistent for decades, possibly changing local dynamics of ecosystems.</text:p>
      <text:p text:style-name="P15"/>
      <text:p text:style-name="P4"><text:span text:style-name="T17">Pioneers should result in high growth that allows for a greater biomass. But </text:span><text:span text:style-name="T18">in the cloud forest of Mexico </text:span><text:span text:style-name="T17">shade tolerant plants </text:span><text:span text:style-name="T18">growth is predicted to be low with increasing LMA and LDMC </text:span><text:reference-mark-start text:name="ZOTERO_ITEM CSL_CITATION {&quot;citationID&quot;:&quot;vcwExHvA&quot;,&quot;properties&quot;:{&quot;formattedCitation&quot;:&quot;(Toledo-Aceves et al. 2022)&quot;,&quot;plainCitation&quot;:&quot;(Toledo-Aceves et al. 2022)&quot;,&quot;noteIndex&quot;:0},&quot;citationItems&quot;:[{&quot;id&quot;:2445,&quot;uris&quot;:[&quot;http://zotero.org/users/1954708/items/E8W4KQ6T&quot;],&quot;itemData&quot;:{&quot;id&quot;:2445,&quot;type&quot;:&quot;article-journal&quot;,&quot;abstract&quot;:&quot;Restoration of tropical montane cloud forest (TMCF) landscapes is urgently required. Assisting the regeneration of endangered and shade tolerant tree species is essential for both the recovery of this vulnerable group and of ecological processes. However, there is limited species-specific information regarding tree performance under different disturbance conditions with which to implement effective interventions. We assessed the performance of shade tolerant tree seedlings in restoration plantings under different disturbance settings and determined whether leaf mass area (LMA) and leaf dry mass content (LDMC)—functional traits typically associated with resource capture or stress tolerance—could serve as predictors of survival and growth among species. Since conservative leaf morphological traits can maximize survival, we expected species with higher LMA and LDMC to present higher survival. For a set of eight native cloud forest species, a total of 2,202 seedlings were planted in four pastures, five secondary forests and three forests subjected to traditional selective logging, in TMCF landscapes in Eastern Mexico. Seedling survival was high after 3 years: 62% in pastures, 80% in secondary forests and 88% in logged forests. Growth rates were lowest in pastures, followed by secondary forests and highest in logged forests. LMA was a strong predictor of seedling survival in all of the environments; tree species with higher LMA presented greater survival. LDMC was related to seedling survival in the three environments, although to a lesser extent than LMA. In the pastures, higher LMA and LDMC were linked to lower growth. Synthesis and applications. This study supports the potential of shade tolerant tree species in restoration efforts to assist the recovery of this important functional group and to accelerate succession across altered environments. Our results support the notion that conservative leaf functional traits are linked to a higher probability of survival, not only in the shaded understorey, but also under high solar radiation in transformed habitats. Leaf mass area (LMA) in particular is a reliable predictor of seedling survival for shade tolerant species. Species selection based on LMA could thus improve restoration initiative outcomes: tree species with high LMA present higher survival probability and can be introduced into pastures, secondary forests and selectively logged forests.&quot;,&quot;container-title&quot;:&quot;Journal of Applied Ecology&quot;,&quot;DOI&quot;:&quot;10.1111/1365-2664.14128&quot;,&quot;ISSN&quot;:&quot;1365-2664&quot;,&quot;issue&quot;:&quot;9&quot;,&quot;language&quot;:&quot;en&quot;,&quot;note&quot;:&quot;_eprint: https://onlinelibrary.wiley.com/doi/pdf/10.1111/1365-2664.14128&quot;,&quot;page&quot;:&quot;2274-2286&quot;,&quot;source&quot;:&quot;Wiley Online Library&quot;,&quot;title&quot;:&quot;Leaf functional traits predict shade tolerant tree performance in cloud forest restoration plantings&quot;,&quot;volume&quot;:&quot;59&quot;,&quot;author&quot;:[{&quot;family&quot;:&quot;Toledo-Aceves&quot;,&quot;given&quot;:&quot;Tarin&quot;},{&quot;family&quot;:&quot;Bonilla-Moheno&quot;,&quot;given&quot;:&quot;Martha&quot;},{&quot;family&quot;:&quot;Sosa&quot;,&quot;given&quot;:&quot;Vinicio J.&quot;},{&quot;family&quot;:&quot;López-Barrera&quot;,&quot;given&quot;:&quot;Fabiola&quot;},{&quot;family&quot;:&quot;Williams-Linera&quot;,&quot;given&quot;:&quot;Guadalupe&quot;}],&quot;issued&quot;:{&quot;date-parts&quot;:[[&quot;2022&quot;]]}}}],&quot;schema&quot;:&quot;https://github.com/citation-style-language/schema/raw/master/csl-citation.json&quot;} RNDH88BsLLqR4"/><text:span text:style-name="T18">(Toledo-Aceves et al. 2022)</text:span><text:reference-mark-end text:name="ZOTERO_ITEM CSL_CITATION {&quot;citationID&quot;:&quot;vcwExHvA&quot;,&quot;properties&quot;:{&quot;formattedCitation&quot;:&quot;(Toledo-Aceves et al. 2022)&quot;,&quot;plainCitation&quot;:&quot;(Toledo-Aceves et al. 2022)&quot;,&quot;noteIndex&quot;:0},&quot;citationItems&quot;:[{&quot;id&quot;:2445,&quot;uris&quot;:[&quot;http://zotero.org/users/1954708/items/E8W4KQ6T&quot;],&quot;itemData&quot;:{&quot;id&quot;:2445,&quot;type&quot;:&quot;article-journal&quot;,&quot;abstract&quot;:&quot;Restoration of tropical montane cloud forest (TMCF) landscapes is urgently required. Assisting the regeneration of endangered and shade tolerant tree species is essential for both the recovery of this vulnerable group and of ecological processes. However, there is limited species-specific information regarding tree performance under different disturbance conditions with which to implement effective interventions. We assessed the performance of shade tolerant tree seedlings in restoration plantings under different disturbance settings and determined whether leaf mass area (LMA) and leaf dry mass content (LDMC)—functional traits typically associated with resource capture or stress tolerance—could serve as predictors of survival and growth among species. Since conservative leaf morphological traits can maximize survival, we expected species with higher LMA and LDMC to present higher survival. For a set of eight native cloud forest species, a total of 2,202 seedlings were planted in four pastures, five secondary forests and three forests subjected to traditional selective logging, in TMCF landscapes in Eastern Mexico. Seedling survival was high after 3 years: 62% in pastures, 80% in secondary forests and 88% in logged forests. Growth rates were lowest in pastures, followed by secondary forests and highest in logged forests. LMA was a strong predictor of seedling survival in all of the environments; tree species with higher LMA presented greater survival. LDMC was related to seedling survival in the three environments, although to a lesser extent than LMA. In the pastures, higher LMA and LDMC were linked to lower growth. Synthesis and applications. This study supports the potential of shade tolerant tree species in restoration efforts to assist the recovery of this important functional group and to accelerate succession across altered environments. Our results support the notion that conservative leaf functional traits are linked to a higher probability of survival, not only in the shaded understorey, but also under high solar radiation in transformed habitats. Leaf mass area (LMA) in particular is a reliable predictor of seedling survival for shade tolerant species. Species selection based on LMA could thus improve restoration initiative outcomes: tree species with high LMA present higher survival probability and can be introduced into pastures, secondary forests and selectively logged forests.&quot;,&quot;container-title&quot;:&quot;Journal of Applied Ecology&quot;,&quot;DOI&quot;:&quot;10.1111/1365-2664.14128&quot;,&quot;ISSN&quot;:&quot;1365-2664&quot;,&quot;issue&quot;:&quot;9&quot;,&quot;language&quot;:&quot;en&quot;,&quot;note&quot;:&quot;_eprint: https://onlinelibrary.wiley.com/doi/pdf/10.1111/1365-2664.14128&quot;,&quot;page&quot;:&quot;2274-2286&quot;,&quot;source&quot;:&quot;Wiley Online Library&quot;,&quot;title&quot;:&quot;Leaf functional traits predict shade tolerant tree performance in cloud forest restoration plantings&quot;,&quot;volume&quot;:&quot;59&quot;,&quot;author&quot;:[{&quot;family&quot;:&quot;Toledo-Aceves&quot;,&quot;given&quot;:&quot;Tarin&quot;},{&quot;family&quot;:&quot;Bonilla-Moheno&quot;,&quot;given&quot;:&quot;Martha&quot;},{&quot;family&quot;:&quot;Sosa&quot;,&quot;given&quot;:&quot;Vinicio J.&quot;},{&quot;family&quot;:&quot;López-Barrera&quot;,&quot;given&quot;:&quot;Fabiola&quot;},{&quot;family&quot;:&quot;Williams-Linera&quot;,&quot;given&quot;:&quot;Guadalupe&quot;}],&quot;issued&quot;:{&quot;date-parts&quot;:[[&quot;2022&quot;]]}}}],&quot;schema&quot;:&quot;https://github.com/citation-style-language/schema/raw/master/csl-citation.json&quot;} RNDH88BsLLqR4"/><text:span text:style-name="T18">.</text:span></text:p>
      <text:p text:style-name="P16"/>
      <text:p text:style-name="P16">https://besjournals.onlinelibrary.wiley.com/doi/epdf/10.1111/1365-2664.14128</text:p>
      <text:p text:style-name="P17"/>
      <text:p text:style-name="P17"/>
      <text:list xml:id="list132341495070470" text:continue-numbering="true" text:style-name="L1">
        <text:list-item>
          <text:p text:style-name="P31">Biotic factors during succession – <text:span text:style-name="T2">what do we know</text:span>. Concepts of <text:span text:style-name="T2">community assembly</text:span> <text:span text:style-name="T2">randomness and determinism</text:span>, <text:span text:style-name="T2">dissimilarities</text:span>, <text:span text:style-name="T2">plant species success</text:span>, <text:span text:style-name="T2">traits and competition</text:span>, <text:span text:style-name="T2">traits and natural enemies</text:span> and <text:span text:style-name="T2">richness and natural enemy effects</text:span>: <text:span text:style-name="T2">apparent competition</text:span>.</text:p>
          <text:list>
            <text:list-item>
              <text:p text:style-name="P32">We know that they shape community composition but evidence is mostly from primary seedling communities. What about during succession? Can insects track changes in vegetation: </text:p>
              <text:list>
                <text:list-item>
                  <text:p text:style-name="P32">(0) are insects and fungi two major extrinsic mortality factors? </text:p>
                </text:list-item>
                <text:list-item>
                  <text:p text:style-name="P32">(1) insects changing the outcome of inter-species competition. </text:p>
                </text:list-item>
                <text:list-item>
                  <text:p text:style-name="P32">(2) because there is a difficulty in predicting or controlling of the <text:s/></text:p>
                </text:list-item>
                <text:list-item>
                  <text:p text:style-name="P32">(3) studies that followed mortality, abundance and preference of insects in the filed). </text:p>
                </text:list-item>
                <text:list-item>
                  <text:p text:style-name="P32">(4) How does tolerance/compensatory growth can be modified by other plant species? </text:p>
                </text:list-item>
                <text:list-item>
                  <text:p text:style-name="P32">(5). Herbivory selects towards more defended plants <text:reference-mark-start text:name="ZOTERO_ITEM CSL_CITATION {&quot;citationID&quot;:&quot;KabMLnVZ&quot;,&quot;properties&quot;:{&quot;formattedCitation&quot;:&quot;(Kalske and Kessler 2023)&quot;,&quot;plainCitation&quot;:&quot;(Kalske and Kessler 2023)&quot;,&quot;noteIndex&quot;:0},&quot;citationItems&quot;:[{&quot;id&quot;:2416,&quot;uris&quot;:[&quot;http://zotero.org/users/1954708/items/WBMFU855&quot;],&quot;itemData&quot;:{&quot;id&quot;:2416,&quot;type&quot;:&quot;article-journal&quot;,&quot;abstract&quot;:&quot;Plants defend themselves from herbivory by either reducing damage (resistance) or\nminimizing its negative fitness effects with compensatory growth (tolerance). Herbivore\npressure can fluctuate from year to year in an early secondary successional community,...&quot;,&quot;archive_location&quot;:&quot;world&quot;,&quot;container-title&quot;:&quot;Proceedings of the Royal Society B&quot;,&quot;DOI&quot;:&quot;10.1098/rspb.2022.2458&quot;,&quot;language&quot;:&quot;EN&quot;,&quot;license&quot;:&quot;© 2023 The Author(s)&quot;,&quot;note&quot;:&quot;publisher: The Royal Society&quot;,&quot;source&quot;:&quot;royalsocietypublishing.org&quot;,&quot;title&quot;:&quot;Herbivory selects for tolerance and constitutive defence across stages of community succession&quot;,&quot;URL&quot;:&quot;https://royalsocietypublishing.org/doi/10.1098/rspb.2022.2458&quot;,&quot;author&quot;:[{&quot;family&quot;:&quot;Kalske&quot;,&quot;given&quot;:&quot;Aino&quot;},{&quot;family&quot;:&quot;Kessler&quot;,&quot;given&quot;:&quot;André&quot;}],&quot;accessed&quot;:{&quot;date-parts&quot;:[[&quot;2023&quot;,5,8]]},&quot;issued&quot;:{&quot;date-parts&quot;:[[&quot;2023&quot;,2,22]]}}}],&quot;schema&quot;:&quot;https://github.com/citation-style-language/schema/raw/master/csl-citation.json&quot;} RNDEQnfB9WdYr"/>(Kalske and Kessler 2023)<text:reference-mark-end text:name="ZOTERO_ITEM CSL_CITATION {&quot;citationID&quot;:&quot;KabMLnVZ&quot;,&quot;properties&quot;:{&quot;formattedCitation&quot;:&quot;(Kalske and Kessler 2023)&quot;,&quot;plainCitation&quot;:&quot;(Kalske and Kessler 2023)&quot;,&quot;noteIndex&quot;:0},&quot;citationItems&quot;:[{&quot;id&quot;:2416,&quot;uris&quot;:[&quot;http://zotero.org/users/1954708/items/WBMFU855&quot;],&quot;itemData&quot;:{&quot;id&quot;:2416,&quot;type&quot;:&quot;article-journal&quot;,&quot;abstract&quot;:&quot;Plants defend themselves from herbivory by either reducing damage (resistance) or\nminimizing its negative fitness effects with compensatory growth (tolerance). Herbivore\npressure can fluctuate from year to year in an early secondary successional community,...&quot;,&quot;archive_location&quot;:&quot;world&quot;,&quot;container-title&quot;:&quot;Proceedings of the Royal Society B&quot;,&quot;DOI&quot;:&quot;10.1098/rspb.2022.2458&quot;,&quot;language&quot;:&quot;EN&quot;,&quot;license&quot;:&quot;© 2023 The Author(s)&quot;,&quot;note&quot;:&quot;publisher: The Royal Society&quot;,&quot;source&quot;:&quot;royalsocietypublishing.org&quot;,&quot;title&quot;:&quot;Herbivory selects for tolerance and constitutive defence across stages of community succession&quot;,&quot;URL&quot;:&quot;https://royalsocietypublishing.org/doi/10.1098/rspb.2022.2458&quot;,&quot;author&quot;:[{&quot;family&quot;:&quot;Kalske&quot;,&quot;given&quot;:&quot;Aino&quot;},{&quot;family&quot;:&quot;Kessler&quot;,&quot;given&quot;:&quot;André&quot;}],&quot;accessed&quot;:{&quot;date-parts&quot;:[[&quot;2023&quot;,5,8]]},&quot;issued&quot;:{&quot;date-parts&quot;:[[&quot;2023&quot;,2,22]]}}}],&quot;schema&quot;:&quot;https://github.com/citation-style-language/schema/raw/master/csl-citation.json&quot;} RNDEQnfB9WdYr"/> competition </text:p>
                </text:list-item>
              </text:list>
            </text:list-item>
          </text:list>
        </text:list-item>
      </text:list>
      <text:p text:style-name="P5"/>
      <text:list xml:id="list132340878066543" text:continue-numbering="true" text:style-name="L1">
        <text:list-item>
          <text:list>
            <text:list-item>
              <text:p text:style-name="P31">We showed that biotic factors, and especially insects can modify community composition. No density dependent effects were found. </text:p>
            </text:list-item>
            <text:list-item>
              <text:p text:style-name="P31">Strong bottom-up control and weak top-down. </text:p>
            </text:list-item>
            <text:list-item>
              <text:p text:style-name="P31">From one lowland location. Extended to the elevational gradient. Why? We presume that the processes and effects may differ substantially between elevations: because of the lower growth of plants in highlads their defenses may result in stronger bottom-up controll. <text:s/>To study the processes further and to test some hypotheses on the mechanisms of the succession.</text:p>
            </text:list-item>
          </text:list>
        </text:list-item>
        <text:list-item>
          <text:p text:style-name="P31">What <text:span text:style-name="T1">we don’t </text:span>know? <text:span text:style-name="T2">Changing strength with elevation – </text:span><text:span text:style-name="T3">environmental gradient</text:span><text:span text:style-name="T2">.</text:span> How mid-elevation peak affects <text:span text:style-name="T1">succession</text:span>: community assembly (composition, randomness assembly process, how does the success of a pant species is determined by the plant traits (control and treatment plot success ~ trait relationship).</text:p>
        </text:list-item>
      </text:list>
      <text:p text:style-name="P21"/>
      <text:p text:style-name="P21">My results:</text:p>
      <text:p text:style-name="P21"/>
      <text:p text:style-name="P23">INTRO</text:p>
      <text:p text:style-name="P23">1. <text:span text:style-name="T2">Early stages</text:span> of succession</text:p>
      <text:p text:style-name="P23"/>
      <text:p text:style-name="P27">In tropical rain forest regeneration is the only way to restore lost forest. starts with …. It can be inhibited. Restoration may help with some ecosystem properties and functions, but the complete picture, where we understand the interrealtionships between indivudual functins and properties (biomass, diversity and processes) is still missing.</text:p>
      <text:p text:style-name="P23"><text:soft-page-break/></text:p>
      <text:p text:style-name="P24">2. <text:span text:style-name="T2">Pioneer plants traits and competition</text:span>. Direct towards desriptors used in the paper: biomass, richness, diversity, abundance. Define future states. Plant success as dominance in the community.</text:p>
      <text:p text:style-name="P24"/>
      <text:p text:style-name="P30"><text:span text:style-name="T36">Pioneer stages of succession are a key stages that determine the rate and the endpoint of successions (ref). Plants able to establish at the newly open environments posess traits that let them establish, succeed and transition ecosystems to next stages. </text:span><text:span text:style-name="T39">From a restoration standpoint:</text:span><text:span text:style-name="T36"> </text:span><text:span text:style-name="T43">[</text:span><text:span text:style-name="T44">What ar</text:span><text:span text:style-name="T45">e</text:span><text:span text:style-name="T44"> the most important traits for successfull plants during pioneer succession</text:span><text:span text:style-name="T43">]</text:span><text:span text:style-name="T35">. </text:span><text:span text:style-name="T37">Successful restoration = developing canopies, but competition with grass and herbaceous </text:span><text:reference-mark-start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37">(Charles 2020)</text:span><text:reference-mark-end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37">. </text:span><text:span text:style-name="T40">Also there: traits were found to predict „</text:span><text:span text:style-name="T54"> </text:span><text:span text:style-name="T52">performance of species in restoration contexts (</text:span><text:a xlink:type="simple" xlink:href="https://bioone.org/journals/tropical-conservation-science/volume-11/issue-1/1940082918784157/Plant-Functional-Traits-and-Species-Selection-in-Tropical-Forest-Restoration/10.1177/1940082918784157.full#bibr15-1940082918784157" text:style-name="Internet_20_link" text:visited-style-name="Visited_20_Internet_20_Link"><text:span text:style-name="T53">Martínez-Garza, Bongers, &amp; Poorter, 2013</text:span></text:a><text:span text:style-name="T52">; </text:span><text:a xlink:type="simple" xlink:href="https://bioone.org/journals/tropical-conservation-science/volume-11/issue-1/1940082918784157/Plant-Functional-Traits-and-Species-Selection-in-Tropical-Forest-Restoration/10.1177/1940082918784157.full#bibr16-1940082918784157" text:style-name="Internet_20_link" text:visited-style-name="Visited_20_Internet_20_Link"><text:span text:style-name="T53">Ostertag, Warman, Cordell, &amp; Vitousek, 2015</text:span></text:a><text:span text:style-name="T52">; </text:span><text:a xlink:type="simple" xlink:href="https://bioone.org/journals/tropical-conservation-science/volume-11/issue-1/1940082918784157/Plant-Functional-Traits-and-Species-Selection-in-Tropical-Forest-Restoration/10.1177/1940082918784157.full#bibr19-1940082918784157" text:style-name="Internet_20_link" text:visited-style-name="Visited_20_Internet_20_Link"><text:span text:style-name="T53">Werden et al., 2018</text:span></text:a><text:span text:style-name="T52">). Further, comprehensive frameworks of trait-based models of species assemblages have been developed to assess the importance of traits and trait values for ecological restoration success (see </text:span><text:a xlink:type="simple" xlink:href="https://bioone.org/journals/tropical-conservation-science/volume-11/issue-1/1940082918784157/Plant-Functional-Traits-and-Species-Selection-in-Tropical-Forest-Restoration/10.1177/1940082918784157.full#bibr14-1940082918784157" text:style-name="Internet_20_link" text:visited-style-name="Visited_20_Internet_20_Link"><text:span text:style-name="T53">Laughlin, 2014</text:span></text:a><text:span text:style-name="T52">). </text:span><text:span text:style-name="T40"><text:s/>” </text:span><text:span text:style-name="T38">It is being put forward that </text:span><text:span text:style-name="T36">most</text:span><text:span text:style-name="T38"> limiting factor during succession of tropical forest gaps is actually water. First are weeds, </text:span><text:span text:style-name="T35">and </text:span></text:p>
      <text:p text:style-name="P24"><text:s/></text:p>
      <text:p text:style-name="P23">3. <text:span text:style-name="T2">Biotic interactions</text:span> change the <text:span text:style-name="T2">competitive outcomes</text:span>.</text:p>
      <text:list xml:id="list3035241956" text:style-name="L2">
        <text:list-item>
          <text:p text:style-name="P33"><text:span text:style-name="T27">Resource utilization strategies, SLA, water content. </text:span><text:span text:style-name="T33">Herbivory.</text:span></text:p>
        </text:list-item>
        <text:list-item>
          <text:p text:style-name="P34"><text:span text:style-name="T26">Environmental gradients, </text:span><text:span text:style-name="T28">and how this may predictably change in an elevation gradient? </text:span><text:span text:style-name="T29">(Spatial variation, good for studying mechanisms). </text:span></text:p>
        </text:list-item>
      </text:list>
      <text:p text:style-name="P25"/>
      <text:p text:style-name="P3"><text:span text:style-name="T32">What do we know?: </text:span><text:span text:style-name="T29">The utility of elevational gradient to study mechanisms (like what) have been widely recognized in ecology. Our goal was to study the variation in the effects of studied biotic factors. </text:span><text:span text:style-name="T34">Overarching goal to understand how restoration may be facilitatde by understanding how plant natural enemies affect plant-platn intractions at the early stages of succession </text:span><text:reference-mark-start text:name="ZOTERO_ITEM CSL_CITATION {&quot;citationID&quot;:&quot;O0u2Lwh8&quot;,&quot;properties&quot;:{&quot;formattedCitation&quot;:&quot;(L\\uc0\\u246{}f et al. 2019)&quot;,&quot;plainCitation&quot;:&quot;(Löf et al. 2019)&quot;,&quot;noteIndex&quot;:0},&quot;citationItems&quot;:[{&quot;id&quot;:2449,&quot;uris&quot;:[&quot;http://zotero.org/users/1954708/items/8EXC64ZU&quot;],&quot;itemData&quot;:{&quot;id&quot;:2449,&quot;type&quot;:&quot;article-journal&quot;,&quot;abstract&quot;:&quot;Conventions and policies for biodiversity conservation and climate change mitigation state the need for increased protection, restoration and climate change adaptation of forests. Much degraded land may be targeted for large-scale forest restoration, yet challenges include costs, a shortage of regeneration material and the need for restored forests to serve as a resource for communities. To ensure ecosystem function for the future, forest restoration programs must: (1) learn from the past; (2) integrate ecological knowledge; (3) advance regeneration techniques and systems; (4) overcome biotic and abiotic disturbances and (5) adapt for future forest landscapes. Historical forest conditions, while site-specific, may help to identify the processes that leave long-term legacies in current forests and to understand tree migration biology/population dynamics and their relationship with climate change. Ecological theory around plant–plant interactions has shown the importance of negative (competition) and positive (facilitation) interactions for restoration, which will become more relevant with increasing drought due to climate change. Selective animal browsing influences plant–plant interactions and challenges restoration efforts to establish species-rich forests; an integrated approach is needed to simultaneously manage ungulate populations, landscape carrying capacity and browse-tolerant regeneration. A deeper understanding of limiting factors that affect plant establishment will facilitate nursery and site preparation systems to overcome inherent restoration challenges. Severe anthropogenic disturbances connected to global change have created unprecedented pressure on forests, necessitating novel ecological engineering, genetic conservation of tree species and landscape-level approaches that focus on creating functional ecosystems in a cost-effective manner.&quot;,&quot;container-title&quot;:&quot;New Forests&quot;,&quot;DOI&quot;:&quot;10.1007/s11056-019-09713-0&quot;,&quot;ISSN&quot;:&quot;1573-5095&quot;,&quot;issue&quot;:&quot;2&quot;,&quot;journalAbbreviation&quot;:&quot;New Forests&quot;,&quot;language&quot;:&quot;en&quot;,&quot;page&quot;:&quot;139-151&quot;,&quot;source&quot;:&quot;Springer Link&quot;,&quot;title&quot;:&quot;Restoring forests: regeneration and ecosystem function for the future&quot;,&quot;title-short&quot;:&quot;Restoring forests&quot;,&quot;volume&quot;:&quot;50&quot;,&quot;author&quot;:[{&quot;family&quot;:&quot;Löf&quot;,&quot;given&quot;:&quot;Magnus&quot;},{&quot;family&quot;:&quot;Madsen&quot;,&quot;given&quot;:&quot;Palle&quot;},{&quot;family&quot;:&quot;Metslaid&quot;,&quot;given&quot;:&quot;Marek&quot;},{&quot;family&quot;:&quot;Witzell&quot;,&quot;given&quot;:&quot;Johanna&quot;},{&quot;family&quot;:&quot;Jacobs&quot;,&quot;given&quot;:&quot;Douglass F.&quot;}],&quot;issued&quot;:{&quot;date-parts&quot;:[[&quot;2019&quot;,3,1]]}}}],&quot;schema&quot;:&quot;https://github.com/citation-style-language/schema/raw/master/csl-citation.json&quot;} RNDOyfvx5rWFf"/><text:span text:style-name="T49">(L</text:span><text:span text:style-name="T51">öf et al. 2019)</text:span><text:reference-mark-end text:name="ZOTERO_ITEM CSL_CITATION {&quot;citationID&quot;:&quot;O0u2Lwh8&quot;,&quot;properties&quot;:{&quot;formattedCitation&quot;:&quot;(L\\uc0\\u246{}f et al. 2019)&quot;,&quot;plainCitation&quot;:&quot;(Löf et al. 2019)&quot;,&quot;noteIndex&quot;:0},&quot;citationItems&quot;:[{&quot;id&quot;:2449,&quot;uris&quot;:[&quot;http://zotero.org/users/1954708/items/8EXC64ZU&quot;],&quot;itemData&quot;:{&quot;id&quot;:2449,&quot;type&quot;:&quot;article-journal&quot;,&quot;abstract&quot;:&quot;Conventions and policies for biodiversity conservation and climate change mitigation state the need for increased protection, restoration and climate change adaptation of forests. Much degraded land may be targeted for large-scale forest restoration, yet challenges include costs, a shortage of regeneration material and the need for restored forests to serve as a resource for communities. To ensure ecosystem function for the future, forest restoration programs must: (1) learn from the past; (2) integrate ecological knowledge; (3) advance regeneration techniques and systems; (4) overcome biotic and abiotic disturbances and (5) adapt for future forest landscapes. Historical forest conditions, while site-specific, may help to identify the processes that leave long-term legacies in current forests and to understand tree migration biology/population dynamics and their relationship with climate change. Ecological theory around plant–plant interactions has shown the importance of negative (competition) and positive (facilitation) interactions for restoration, which will become more relevant with increasing drought due to climate change. Selective animal browsing influences plant–plant interactions and challenges restoration efforts to establish species-rich forests; an integrated approach is needed to simultaneously manage ungulate populations, landscape carrying capacity and browse-tolerant regeneration. A deeper understanding of limiting factors that affect plant establishment will facilitate nursery and site preparation systems to overcome inherent restoration challenges. Severe anthropogenic disturbances connected to global change have created unprecedented pressure on forests, necessitating novel ecological engineering, genetic conservation of tree species and landscape-level approaches that focus on creating functional ecosystems in a cost-effective manner.&quot;,&quot;container-title&quot;:&quot;New Forests&quot;,&quot;DOI&quot;:&quot;10.1007/s11056-019-09713-0&quot;,&quot;ISSN&quot;:&quot;1573-5095&quot;,&quot;issue&quot;:&quot;2&quot;,&quot;journalAbbreviation&quot;:&quot;New Forests&quot;,&quot;language&quot;:&quot;en&quot;,&quot;page&quot;:&quot;139-151&quot;,&quot;source&quot;:&quot;Springer Link&quot;,&quot;title&quot;:&quot;Restoring forests: regeneration and ecosystem function for the future&quot;,&quot;title-short&quot;:&quot;Restoring forests&quot;,&quot;volume&quot;:&quot;50&quot;,&quot;author&quot;:[{&quot;family&quot;:&quot;Löf&quot;,&quot;given&quot;:&quot;Magnus&quot;},{&quot;family&quot;:&quot;Madsen&quot;,&quot;given&quot;:&quot;Palle&quot;},{&quot;family&quot;:&quot;Metslaid&quot;,&quot;given&quot;:&quot;Marek&quot;},{&quot;family&quot;:&quot;Witzell&quot;,&quot;given&quot;:&quot;Johanna&quot;},{&quot;family&quot;:&quot;Jacobs&quot;,&quot;given&quot;:&quot;Douglass F.&quot;}],&quot;issued&quot;:{&quot;date-parts&quot;:[[&quot;2019&quot;,3,1]]}}}],&quot;schema&quot;:&quot;https://github.com/citation-style-language/schema/raw/master/csl-citation.json&quot;} RNDOyfvx5rWFf"/><text:span text:style-name="T34">.</text:span></text:p>
      <text:p text:style-name="P25"/>
      <text:p text:style-name="P1"><text:span text:style-name="T48">‘Performance’ after one year predicts well ‘performance’ of species after 42 months </text:span><text:reference-mark-start text:name="ZOTERO_ITEM CSL_CITATION {&quot;citationID&quot;:&quot;hpVUGdKr&quot;,&quot;properties&quot;:{&quot;formattedCitation&quot;:&quot;(Mart\\uc0\\u237{}nez-Garza, Bongers, and Poorter 2013)&quot;,&quot;plainCitation&quot;:&quot;(Martínez-Garza, Bongers, and Poorter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BH4matEY9I"/><text:span text:style-name="T50">(Mart</text:span><text:span text:style-name="T51">ínez-Garza, Bongers, and Poorter 2013)</text:span><text:reference-mark-end text:name="ZOTERO_ITEM CSL_CITATION {&quot;citationID&quot;:&quot;hpVUGdKr&quot;,&quot;properties&quot;:{&quot;formattedCitation&quot;:&quot;(Mart\\uc0\\u237{}nez-Garza, Bongers, and Poorter 2013)&quot;,&quot;plainCitation&quot;:&quot;(Martínez-Garza, Bongers, and Poorter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BH4matEY9I"/><text:span text:style-name="T48">.</text:span></text:p>
      <text:p text:style-name="P28"/>
      <text:p text:style-name="Standard"><text:span text:style-name="T46">What we don’t know?: </text:span><text:span text:style-name="T47">Are these relationships change along environmental gradients? Survival war reduced with increased distance from a forest edge </text:span><text:reference-mark-start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47">(Charles et al. 2018)</text:span><text:reference-mark-end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47">. </text:span><text:span text:style-name="T41">We included a trait based apprroach to study how biotic </text:span><text:span text:style-name="T42">factors</text:span><text:span text:style-name="T41"> can affect trait based responses of species during succession.</text:span></text:p>
      <text:p text:style-name="P29"/>
      <text:p text:style-name="P25"/>
      <text:p text:style-name="P23">4. In this paper we…</text:p>
      <text:p text:style-name="P23"/>
      <text:p text:style-name="P2"><text:span text:style-name="T26">In this paper we evaluate the effects of fungal pathogens, insects and their predators on pioneer vegatation during tropical forest gap recovery. We replicated our previous experiment at two additional locations an</text:span><text:span text:style-name="T30">d</text:span><text:span text:style-name="T26"> compare the effects on biomass, diversity, richness and abundance </text:span><text:span text:style-name="T30">(</text:span><text:span text:style-name="T31">LRR</text:span><text:span text:style-name="T30">)</text:span><text:span text:style-name="T26">. </text:span></text:p>
      <text:p text:style-name="P2"><text:span text:style-name="T30">Whether biotic factros influence community assembly processes, i.e. are filters that increase prediction of the future community composition (</text:span><text:span text:style-name="T31">RDA</text:span><text:span text:style-name="T30">, </text:span><text:span text:style-name="T31">Raup-Crick</text:span><text:span text:style-name="T30">). [Are communities more predictable at some elevations? Are biotic factors affect community composition in the same way at each elevation? </text:span><text:span text:style-name="T31">BC dissimilarity</text:span><text:span text:style-name="T30"> to probe the mechanism.]</text:span></text:p>
      <text:p text:style-name="P26">Further we attempt to evaluate how biotic factors filter traits (leaf water content, SLA) in order for plants to succeed in regenerating community, and evaluate variation in this relationhip along elevation.</text:p>
      <text:p text:style-name="P23"/>
      <text:p text:style-name="P21"/>
      <text:p text:style-name="P22"><text:span text:style-name="T2">Tasks</text:span>:</text:p>
      <text:p text:style-name="P22"><text:soft-page-break/>1. Prepare clear results summary.</text:p>
      <text:p text:style-name="P22"/>
      <text:p text:style-name="P22">2. <text:span text:style-name="T59">INTRO</text:span>:</text:p>
      <text:p text:style-name="P38">2.1</text:p>
      <text:p text:style-name="P37"><text:span text:style-name="T4">WWK</text:span><text:span text:style-name="T55">. Natural enemies affect competition </text:span><text:span text:style-name="T58">during early succession.</text:span><text:span text:style-name="T55"> Pioneer stages effect later stages.</text:span></text:p>
      <text:p text:style-name="P37"><text:span text:style-name="T4">WWDK</text:span><text:span text:style-name="T58">:</text:span><text:span text:style-name="T57"> How different factors affect composition </text:span><text:span text:style-name="T58">and processes?</text:span></text:p>
      <text:p text:style-name="P38">2.2</text:p>
      <text:p text:style-name="P35"><text:span text:style-name="T4">WWK</text:span><text:span text:style-name="T58">:</text:span><text:span text:style-name="T56"> Pioneers have different traits </text:span><text:span text:style-name="T58">and r</text:span><text:span text:style-name="T56">esponses to biotic factors are trait based.</text:span></text:p>
      <text:p text:style-name="P38"><text:span text:style-name="T2">WWDK</text:span>: <text:span text:style-name="T55">Are there any general trait/species patterns in pioneer succession? </text:span><text:span text:style-name="T57">Do traits predict well the performance of communities/individual plants?</text:span></text:p>
      <text:p text:style-name="P38">2.3</text:p>
      <text:p text:style-name="P37"><text:span text:style-name="T4">WWK</text:span><text:span text:style-name="T58">: </text:span><text:span text:style-name="T55">Effects of biotic factors </text:span><text:span text:style-name="T56">may</text:span><text:span text:style-name="T55"> chang</text:span><text:span text:style-name="T56">e</text:span><text:span text:style-name="T55"> along ecological gradients.</text:span></text:p>
      <text:p text:style-name="P37"><text:span text:style-name="T4">WWDK</text:span><text:span text:style-name="T58">: </text:span><text:span text:style-name="T55">Are patterns in community and trait composition change with elevation?</text:span></text:p>
      <text:p text:style-name="P39">SOLUTIONS:</text:p>
      <text:p text:style-name="P38"><text:span text:style-name="T2">S1</text:span>: Exclusion experiments.</text:p>
      <text:p text:style-name="P38"><text:span text:style-name="T2">S2</text:span>: Correlate traits with biomass and traits of individual species, and account for phylogeny.</text:p>
      <text:p text:style-name="P38"><text:span text:style-name="T2">S3</text:span>: Replicate experiments along available ecological gradients. Prominent examples is the gradient of elevation.</text:p>
      <text:p text:style-name="P22"/>
      <text:p text:style-name="P22"/>
      <text:p text:style-name="P40">DISCUSSION</text:p>
      <text:p text:style-name="P22"><text:span text:style-name="T60">3</text:span>. How does this updates our understanding?</text:p>
      <text:p text:style-name="P22"><text:span text:style-name="T60">4</text:span>. Further stud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utopia-std" svg:font-family="utopia-std,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2T13:16:18.824000000</meta:creation-date>
    <dc:date>2023-05-29T13:23:39.757000000</dc:date>
    <meta:editing-duration>PT8H52M10S</meta:editing-duration>
    <meta:editing-cycles>35</meta:editing-cycles>
    <meta:generator>LibreOffice/7.0.6.2$Windows_X86_64 LibreOffice_project/144abb84a525d8e30c9dbbefa69cbbf2d8d4ae3b</meta:generator>
    <meta:document-statistic meta:table-count="0" meta:image-count="0" meta:object-count="0" meta:page-count="4" meta:paragraph-count="64" meta:word-count="1485" meta:character-count="10048" meta:non-whitespace-character-count="8618"/>
    <meta:user-defined meta:name="ZOTERO_PREF_1">&lt;data data-version="3" zotero-version="6.0.26"&gt;&lt;session id="prEYjP1C"/&gt;&lt;style id="http://www.zotero.org/styles/chicago-author-date" locale="en-US" hasBibliography="1" bibliographyStyleHasBeenSet="0"/&gt;&lt;prefs&gt;&lt;pref name="fieldType" value="ReferenceMark"/&gt;&lt;/</meta:user-defined>
    <meta:user-defined meta:name="ZOTERO_PREF_2">prefs&gt;&lt;/data&gt;</meta:user-defined>
  </office:meta>
</office:document-meta>
</file>